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-Bold" svg:font-family="Calibri-Bold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629cm" fo:margin-left="2.506cm" fo:margin-right="3.865cm" table:align="margins"/>
    </style:style>
    <style:style style:name="Tableau1.A" style:family="table-column">
      <style:table-column-properties style:column-width="4.692cm" style:rel-column-width="2660*"/>
    </style:style>
    <style:style style:name="Tableau1.B" style:family="table-column">
      <style:table-column-properties style:column-width="5.937cm" style:rel-column-width="3366*"/>
    </style:style>
    <style:style style:name="Tableau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au1.B1" style:family="table-cell">
      <style:table-cell-properties fo:padding="0.097cm" fo:border="0.088cm solid #000000"/>
    </style:style>
    <style:style style:name="Tableau1.A2" style:family="table-cell">
      <style:table-cell-properties fo:padding="0.097cm" fo:border-left="0.088cm solid #000000" fo:border-right="none" fo:border-top="none" fo:border-bottom="0.088cm solid #000000"/>
    </style:style>
    <style:style style:name="Tableau1.B2" style:family="table-cell">
      <style:table-cell-properties fo:padding="0.097cm" fo:border-left="0.088cm solid #000000" fo:border-right="0.088cm solid #000000" fo:border-top="none" fo:border-bottom="0.088cm solid #000000"/>
    </style:style>
    <style:style style:name="P1" style:family="paragraph" style:parent-style-name="Standard">
      <style:text-properties fo:color="#333333"/>
    </style:style>
    <style:style style:name="P2" style:family="paragraph" style:parent-style-name="Standard">
      <style:text-properties fo:color="#333333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5" style:family="paragraph" style:parent-style-name="Standard" style:list-style-name="L1">
      <style:text-properties fo:color="#333333" style:font-name="TimesNewRomanPSMT" fo:font-size="13pt" fo:font-weight="normal" style:font-name-asian="TimesNewRomanPSMT" style:font-size-asian="13pt" style:font-weight-asian="normal" style:font-name-complex="TimesNewRomanPSMT" style:font-size-complex="13pt" style:font-weight-complex="normal"/>
    </style:style>
    <style:style style:name="P6" style:family="paragraph" style:parent-style-name="Standard" style:list-style-name="L1">
      <style:text-properties fo:color="#333333" style:font-name="TimesNewRomanPSMT" fo:font-size="13pt" fo:font-weight="bold" style:font-name-asian="TimesNewRomanPSMT" style:font-size-asian="13pt" style:font-weight-asian="bold" style:font-name-complex="TimesNewRomanPSMT" style:font-size-complex="13pt" style:font-weight-complex="bold"/>
    </style:style>
    <style:style style:name="P7" style:family="paragraph" style:parent-style-name="Standard">
      <style:text-properties fo:color="#333333" style:font-name="Calibri-Bold" fo:font-size="22pt" style:text-underline-style="solid" style:text-underline-width="auto" style:text-underline-color="font-color" fo:font-weight="bold" style:font-name-asian="Calibri-Bold" style:font-size-asian="22pt" style:font-weight-asian="bold" style:font-name-complex="Calibri-Bold" style:font-size-complex="22pt" style:font-weight-complex="bold"/>
    </style:style>
    <style:style style:name="P8" style:family="paragraph" style:parent-style-name="Standard">
      <style:text-properties fo:color="#333333" style:font-name="TimesNewRomanPSMT" fo:font-size="13pt" style:text-underline-style="none" fo:font-weight="bold" style:font-name-asian="TimesNewRomanPSMT" style:font-size-asian="13pt" style:font-weight-asian="bold" style:font-name-complex="TimesNewRomanPSMT" style:font-size-complex="13pt" style:font-weight-complex="bold"/>
    </style:style>
    <style:style style:name="P9" style:family="paragraph" style:parent-style-name="Standard" style:list-style-name="L8">
      <style:text-properties fo:color="#333333" style:font-name="TimesNewRomanPSMT" fo:font-size="13pt" style:text-underline-style="none" fo:font-weight="bold" style:font-name-asian="TimesNewRomanPSMT" style:font-size-asian="13pt" style:font-weight-asian="bold" style:font-name-complex="TimesNewRomanPSMT" style:font-size-complex="13pt" style:font-weight-complex="bold"/>
    </style:style>
    <style:style style:name="P10" style:family="paragraph" style:parent-style-name="Standard" style:list-style-name="L2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1" style:family="paragraph" style:parent-style-name="Standard" style:list-style-name="L3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2" style:family="paragraph" style:parent-style-name="Standard" style:list-style-name="L4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3" style:family="paragraph" style:parent-style-name="Standard" style:list-style-name="L5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4" style:family="paragraph" style:parent-style-name="Standard" style:list-style-name="L6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5" style:family="paragraph" style:parent-style-name="Standard" style:list-style-name="L7">
      <style:paragraph-properties style:text-autospace="none"/>
    </style:style>
    <style:style style:name="P16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7" style:family="paragraph" style:parent-style-name="Standard" style:list-style-name="L9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8" style:family="paragraph" style:parent-style-name="Standard" style:list-style-name="L10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19" style:family="paragraph" style:parent-style-name="Standard" style:list-style-name="L11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20" style:family="paragraph" style:parent-style-name="Standard" style:list-style-name="L12">
      <style:paragraph-properties fo:text-align="start" style:justify-single-word="false"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21" style:family="paragraph" style:parent-style-name="Standard" style:list-style-name="">
      <style:paragraph-properties style:text-autospace="non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style:font-name="TimesNewRomanPSMT" fo:font-size="13pt" style:font-name-asian="TimesNewRomanPSMT" style:font-size-asian="13pt" style:font-name-complex="TimesNewRomanPSM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T1" style:family="text">
      <style:text-properties style:font-name="Calibri-Bold" fo:font-size="22pt" fo:font-weight="bold" style:font-name-asian="Calibri-Bold" style:font-size-asian="22pt" style:font-weight-asian="bold" style:font-name-complex="Calibri-Bold" style:font-size-complex="22pt" style:font-weight-complex="bold"/>
    </style:style>
    <style:style style:name="T2" style:family="text">
      <style:text-properties style:font-name="Calibri-Bold" fo:font-size="22pt" style:text-underline-style="solid" style:text-underline-width="auto" style:text-underline-color="font-color" fo:font-weight="bold" style:font-name-asian="Calibri-Bold" style:font-size-asian="22pt" style:font-weight-asian="bold" style:font-name-complex="Calibri-Bold" style:font-size-complex="22pt" style:font-weight-complex="bold"/>
    </style:style>
    <style:style style:name="T3" style:family="text">
      <style:text-properties fo:color="#333333" style:font-name="Calibri-Bold" fo:font-size="22pt" fo:font-weight="bold" style:font-name-asian="Calibri-Bold" style:font-size-asian="22pt" style:font-weight-asian="bold" style:font-name-complex="Calibri-Bold" style:font-size-complex="22pt" style:font-weight-complex="bold"/>
    </style:style>
    <style:style style:name="T4" style:family="text">
      <style:text-properties fo:color="#333333" style:font-name="Calibri-Bold" fo:font-size="22pt" style:text-underline-style="solid" style:text-underline-width="auto" style:text-underline-color="font-color" fo:font-weight="bold" style:font-name-asian="Calibri-Bold" style:font-size-asian="22pt" style:font-weight-asian="bold" style:font-name-complex="Calibri-Bold" style:font-size-complex="22pt" style:font-weight-complex="bold"/>
    </style:style>
    <style:style style:name="T5" style:family="text">
      <style:text-properties style:font-name="TimesNewRomanPSMT" fo:font-size="13pt" style:font-name-asian="TimesNewRomanPSMT" style:font-size-asian="13pt" style:font-name-complex="TimesNewRomanPSMT" style:font-size-complex="13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TS SIO1 <text:s text:c="110"/>Date: 07-09-2023</text:p>
      <text:p text:style-name="P2"/>
      <text:p text:style-name="P2">Nom et Prénoms :</text:p>
      <text:p text:style-name="P1"/>
      <text:p text:style-name="P1"><text:s text:c="17"/><text:span text:style-name="T1">TRAVAUX DIRIGEES</text:span></text:p>
      <text:p text:style-name="P1"><text:span text:style-name="T1"><text:s text:c="25"/></text:span><text:span text:style-name="T2">TD n°1</text:span></text:p>
      <text:p text:style-name="P7">Exercice1</text:p>
      <text:list xml:id="list964932532929420058" text:style-name="L1">
        <text:list-item>
          <text:p text:style-name="P5">Donnez la différence entre un réseau local et un réseau étendu.</text:p>
          <text:p text:style-name="P6"/>
          <text:p text:style-name="P6"/>
        </text:list-item>
      </text:list>
      <text:list xml:id="list6570118426548545051" text:style-name="L2">
        <text:list-item>
          <text:p text:style-name="P10">Quelles sont les deux grandes configurations possibles pour un réseau</text:p>
          <text:p text:style-name="P10"/>
          <text:p text:style-name="P10"/>
        </text:list-item>
      </text:list>
      <text:list xml:id="list1097035436028211260" text:style-name="L3">
        <text:list-item>
          <text:p text:style-name="P11">On installe généralement un réseau pour.....................................des ressources.</text:p>
          <text:p text:style-name="P11"/>
        </text:list-item>
      </text:list>
      <text:list xml:id="list5259316359678526914" text:style-name="L4">
        <text:list-item>
          <text:p text:style-name="P12">Citez trois ressources clé qui sont souvent partagées sur le réseau.</text:p>
        </text:list-item>
      </text:list>
      <text:p text:style-name="P3"/>
      <text:p text:style-name="P3"/>
      <text:list xml:id="list5452210272588779345" text:style-name="L5">
        <text:list-item>
          <text:p text:style-name="P13">Dans un réseau poste à poste, chaque ordinateur est à la fois........................et</text:p>
          <text:p text:style-name="P13"/>
        </text:list-item>
      </text:list>
      <text:p text:style-name="P3">……………...</text:p>
      <text:p text:style-name="P3"/>
      <text:p text:style-name="P3">6) Dans une topologie en bus, tous les ordinateurs sont reliés par un même câble.</text:p>
      <text:p text:style-name="P3">Pou empêcher les signaux de rebondir, chaque extrémité du câble doit être</text:p>
      <text:p text:style-name="P3">connectée à un …….. …....</text:p>
      <text:p text:style-name="P3"/>
      <text:list xml:id="list7373129801549470829" text:style-name="L6">
        <text:list-item>
          <text:p text:style-name="P14">Quel est le rôle d’un serveur dans un réseau articulé autour d’un serveur ?</text:p>
        </text:list-item>
      </text:list>
      <text:p text:style-name="P3"/>
      <text:p text:style-name="P3"/>
      <text:p text:style-name="P3">8) On emploie le terme ………………… pour désigner la disposition physique du</text:p>
      <text:p text:style-name="P3">réseau.</text:p>
      <text:p text:style-name="P3">9) Les quatre topologies de bases sont : ……………., ……………..,.....................,</text:p>
      <text:p text:style-name="P3">………………</text:p>
      <text:p text:style-name="P3"/>
      <text:p text:style-name="P3">10)Dans une topologie …………………, tous les segments sont reliés à un</text:p>
      <text:p text:style-name="P3"/>
      <text:p text:style-name="P3">composant central appelé…………..</text:p>
      <text:p text:style-name="P3"/>
      <text:p text:style-name="P3">11)Dans une topologie …………………, tous les segments sont reliés à un</text:p>
      <text:p text:style-name="P3"/>
      <text:p text:style-name="P3">composant central appelé…………..</text:p>
      <text:p text:style-name="P3"/>
      <text:p text:style-name="P3">12)Dans une topologie........................, une coupure à n’importe quel endroit du câble</text:p>
      <text:p text:style-name="P3"/>
      <text:p text:style-name="P3">entraîne la panne du réseau.</text:p>
      <text:p text:style-name="P3"/>
      <text:p text:style-name="P3"><text:soft-page-break/></text:p>
      <text:p text:style-name="P4"/>
      <text:p text:style-name="P3">13)La topologie la plus fiable et la plus coûteuse à la fois est</text:p>
      <text:p text:style-name="P3"/>
      <text:p text:style-name="P3">la topologie………………</text:p>
      <text:p text:style-name="P3"/>
      <text:p text:style-name="P3"/>
      <text:p text:style-name="P3">14)Les serveurs sont dits ………… car ils ne sont pas en même temps des............</text:p>
      <text:p text:style-name="P3"/>
      <text:p text:style-name="P3">Ils sont optimisés de façon à répondre rapidement aux demandes des...................... et</text:p>
      <text:p text:style-name="P3"/>
      <text:p text:style-name="P3">à garantir la................... des fichiers et des dossiers.</text:p>
      <text:p text:style-name="P3"/>
      <text:list xml:id="list3339438059048476743" text:style-name="L7">
        <text:list-item>
          <text:p text:style-name="P15"><text:span text:style-name="T5">Quelle est la différence entre la topologie physique et la topologie logique</text:span><text:span text:style-name="T3">.</text:span></text:p>
        </text:list-item>
      </text:list>
      <text:p text:style-name="Standard"><text:span text:style-name="T4">Exercice2</text:span></text:p>
      <text:list xml:id="list3378466900986837553" text:style-name="L8">
        <text:list-item>
          <text:p text:style-name="P9">Quelles sont les couches du modèle OSI ?</text:p>
        </text:list-item>
      </text:list>
      <text:p text:style-name="P8"/>
      <text:p text:style-name="P8"/>
      <text:list xml:id="list3269101145174816251" text:style-name="L9">
        <text:list-item>
          <text:p text:style-name="P17">Quel est le rôle global de chaque couche ?</text:p>
          <text:p text:style-name="P17"/>
        </text:list-item>
      </text:list>
      <text:list xml:id="list8799388098817724010" text:style-name="L10">
        <text:list-item>
          <text:p text:style-name="P18">La couche.........................s’intéresse a la sémantique des données.</text:p>
          <text:p text:style-name="P18"/>
        </text:list-item>
      </text:list>
      <text:list xml:id="list6368312412074933748" text:style-name="L11">
        <text:list-item>
          <text:p text:style-name="P19">La couche …………….. traduit les données de façon à convertir le format et le</text:p>
          <text:p text:style-name="P19"/>
        </text:list-item>
      </text:list>
      <text:p text:style-name="P16">rendre compatible avec l’application destinatrice.</text:p>
      <text:p text:style-name="P16"/>
      <text:p text:style-name="P16"/>
      <text:p text:style-name="P16">5) Couches OSI et couches TCP / IP ( tableau à compléter ).</text:p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Couches OSI</text:p>
          </table:table-cell>
          <table:table-cell table:style-name="Tableau1.B1" office:value-type="string">
            <text:p text:style-name="P23">Couches TCP / IP</text:p>
          </table:table-cell>
        </table:table-row>
        <table:table-row>
          <table:table-cell table:style-name="Tableau1.A2" office:value-type="string">
            <text:p text:style-name="P22">Application</text:p>
          </table:table-cell>
          <table:table-cell table:style-name="Tableau1.B2" table:number-rows-spanned="7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>Présentation</text:p>
          </table:table-cell>
          <table:covered-table-cell/>
        </table:table-row>
        <table:table-row>
          <table:table-cell table:style-name="Tableau1.A2" office:value-type="string">
            <text:p text:style-name="P22">Session</text:p>
          </table:table-cell>
          <table:covered-table-cell/>
        </table:table-row>
        <table:table-row>
          <table:table-cell table:style-name="Tableau1.A2" office:value-type="string">
            <text:p text:style-name="P22">Transport</text:p>
          </table:table-cell>
          <table:covered-table-cell/>
        </table:table-row>
        <table:table-row>
          <table:table-cell table:style-name="Tableau1.A2" office:value-type="string">
            <text:p text:style-name="P22">Réseau</text:p>
          </table:table-cell>
          <table:covered-table-cell/>
        </table:table-row>
        <table:table-row>
          <table:table-cell table:style-name="Tableau1.A2" office:value-type="string">
            <text:p text:style-name="P22">Liaison de données</text:p>
          </table:table-cell>
          <table:covered-table-cell/>
        </table:table-row>
        <table:table-row>
          <table:table-cell table:style-name="Tableau1.A2" office:value-type="string">
            <text:p text:style-name="P22">Physique</text:p>
          </table:table-cell>
          <table:covered-table-cell/>
        </table:table-row>
      </table:table>
      <text:p text:style-name="P16"/>
      <text:p text:style-name="P16"/>
      <text:list xml:id="list4394322788091532933" text:style-name="L12">
        <text:list-item>
          <text:p text:style-name="P20">TCP/IP autorise le routage et on l’emploie communément comme protocole</text:p>
          <text:p text:style-name="P20"/>
        </text:list-item>
      </text:list>
      <text:p text:style-name="P21">d’………………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-Bold" svg:font-family="Calibri-Bold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7T13:23:18.10</meta:creation-date>
    <dc:date>2023-09-07T15:12:04.55</dc:date>
    <meta:editing-duration>PT40M27S</meta:editing-duration>
    <meta:editing-cycles>4</meta:editing-cycles>
    <meta:generator>OpenOffice/4.1.7$Win32 OpenOffice.org_project/417m1$Build-9800</meta:generator>
    <meta:document-statistic meta:table-count="1" meta:image-count="0" meta:object-count="0" meta:page-count="2" meta:paragraph-count="49" meta:word-count="337" meta:character-count="2280"/>
  </office:meta>
</office:document-meta>
</file>